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color="#222222" fo:font-size="10.5pt" style:font-size-asian="10.5pt" style:font-size-complex="10.5pt" fo:background-color="#ffffff"/>
    </style:style>
    <style:style style:name="P4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color="#222222" fo:font-size="10.5pt" style:font-size-asian="10.5pt" style:font-size-complex="10.5pt" fo:background-color="#ffffff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„Ready player one” jest filmem, który powinien odnieść sukces. Oparty na książce Ernesta Cline’a, wyreżyserowany przez samego Spielberga, pełen nawiązań do popkultury, gier, filmów, a jednak ludzie, do których powinno to trafić, nie byli za bardzo zadowoleni. Pytanie brzmi: dlaczego?<text:line-break/><text:line-break/>Zacznijmy od początku, czyli fabuły. Film ma miejsce w latach 2044-2045. Świat jest smutnym miejscem. Przez różne problemy geopolityczne większość Ziemi składa się ze slumsów, więc ludzie w ramach wyluzowania i ucieczki od rzeczywistości grają w najpopularniejszą grę VR - Oasis. Pozwala ona na robienie cokolwiek sobie człowiek zażyczy, więc jest idealnym miejscem, by dać sobie radę z szarością dnia codziennego. Twórca tej gry, <text:span text:style-name="T1">James „Anorak” Halliday zmarł jakiś czas przed wydarzeniami, jakie obserwujemy, ale postanowił zostawić dla graczy ostatnie zadanie. Gracze powinni zdobyć 3 klucze, a następnie znaleźć easter egg, a pierwszemu, któremu się to uda, zyska kompletną kontrolę nad Oasis. Nasz główny bohater, Wade Watts, 17-letni chłopak żyjący w slumsach ze swoją ciotką i jej partnerem po stracie rodziców, przedstawia nam całą sytuację, aby potem z miejsca zanurzyć nas w świat Oasis. Jest on, oczywiście, ekspertem odnośnie całego życia Anoraka, co umożliwia mu rozwiązywanie kolejnych zagadek, gdyż są one bazowane na różnych ważnych wydarzeniach z życia samego twórcy. Wraz z trójką przyjaciół, Aechem, Sho i Daito oraz z nowo poznaną dziewczyną Art3mis wyruszają, by odnaleźć wszystkie 3 klucze i zdążyć przed złą firmą IOI, która chce je odnaleźć i zamienić Oasis w P2W grę, która straci cały urok.<text:line-break/><text:line-break/>Tak właśnie wygląda fabuła, dosyć prosta, nic, czego nie widzieliśmy wcześniej. Ale nie to miało zagwarantować ogromny sukces, a liczba nawiązań, easter eggów samych w sobie i ogólnie cały stworzony świat, który powinien przyciągać ludzi wciągniętych w świat gier, filmów, książek oraz ogólnie całej kultury tzw. nerdów. Nawiązania na lewo i prawo, postaci, które pojawiają się w tle, muzyka i zespoły, które cieszą się popularnością w tych właśnie kręgach. No, kto inny jak nie właśnie Spielberg, człowiek, który sam miał udział w tworzeniu całej tej kultury swoimi kultowymi filmami wraz ze swoim przyjacielem Kubrickiem. Idealny człowiek na idealnym miejscu, który wraz z ludźmi, którzy by mu przybliżyli dzisiejsze nowości i popularne rzeczy, powinien był stworzyć obraz, który jednocześnie by do nas przemawiał, bawił i po prostu uderzał w te nostalgiczne uczucia. A jest meh.<text:line-break/><text:line-break/>Podstawowym problemem, według mnie, jest ilość tego wszystkiego. Wiem, że ciężko jest zrobić film, który spodoba się wszystkim, szczególnie z nawiązaniami do popkultury, gdyż wymaga to zarówno znajomości wielu tematów, informacji dotyczących lat, jak to wszystko się rozwijało, jak również zdolności, by zrobić to w stylu takim, który spodoba się też przeciętnemu widzowi. Ale jednak nie powinno być to robione w stylu “EJ, WIDZICIE, TO TRACER Z OVERWATCH. EJ, PATRZCIE, PRZECIEŻ TO LALECZKA CHUCKY, O, A TERAZ WIDZICIE? PRZECIEŻ TO FREDDY KRUEGER. A, NO I OCZYWIŚCIE ŻELAZNY GIGANT, KTO NIE KOCHA ŻELAZNEGO GIGANTA”, czyli naładowanie tylu nawiązań i tylu postaci, że człowiekowi odechciewa się już tego wszystkiego. Jest to też przedstawione w formie jak dla idiotów, którzy nie potrafią sami zauważyć drobnych szczegółów (jak chociażby moment właśnie z laleczką Chucky, gdzie żołnierz, na którego się rzuciła, mówi bezpośrednio zwrócony do kamery </text:span>„<text:span text:style-name="T1">It’s fuckin Chucky”. Dziękuję, panie żołnierzu, bez twojego komentarza nigdy bym się nie domyślił, co to było). Według mnie filmem, któremu udało się to zrobić świetnie, jest </text:span>„<text:span text:style-name="T1">Wreck it Ralph”, który ma pełno nawiązań do kultury graczy, ale nie jest ona jedyną rzeczą, która cały film napędza. Jest to zrobione w bardzo fajnym stylu bez potrzeby dodawania bez przerwy czegoś nowego, tak jakby widz sam nie potrafił zauważyć postaci w tle, jak Sonic czy duch z Pacman. W dodatku to ciągłe, nieprzerwane mówienie, jak to spędzanie zbyt dużej ilości czasu przed komputerem jest szkodliwe, jednocześnie pokazując nam, jak świat realny jest do bani (nie sądzę, by świat, w którym firma growa była w stanie przeprowadzać ataki terrorystyczne, był bardzo fajny), a najlepszym rozwiązaniem na wszystko jest po prostu mieć niebotyczne ilości pieniędzy i wszystko będzie super (chociaż trudno się nie zgodzić, o wiele przyjemniej płacze się w ferrari niż w polonezie) Wizualnie, postaci ludzkie zahaczały o tak zwaną Uncanny Valley, czyli sytuację, w której widzimy rzecz, która przypomina człowieka, ale jednocześnie drobne różnice i niedociągnięcia sprawiają, że jest to dla nas odrzucające, gdyż zdajemy sobie sprawę, iż tak naprawdę to człowiekiem nie jest, tworząc nieprzyjemne uczucie.</text:span></text:p>
      <text:p text:style-name="P3"/>
      <text:p text:style-name="P2"><text:span text:style-name="T1">Ale oczywiście film miał też dobre strony. Wracając właśnie do wizualności, efekty, modele niektórych istot i postaci, oprawa graficzna wyszły bardzo fajnie. Muzyka, która była bardzo przyjemna do słuchania, chociaż nie pozostawała w widzu przez jakiś dłuższy czas, a także bardzo ładnie wykonane sceny akcji.<text:line-break/><text:line-break/>Na osobną pozytywną wzmiankę zasługuje cała scena, która ma miejsce w filmie </text:span>„<text:span text:style-name="T1">Lśnienie”. Jako iż w książce oryginalnie ten moment był w świecie „Łowcy androidów”, ale niestety studio filmowe nie miało do tego praw, Spielberg postanowił wykorzystać chyba najbardziej znane dzieło swojego przyjaciela, które samo w sobie stało się kultowe. Cały hotel, sceny wzięte bezpośrednio z filmu z nałożonymi nowymi postaciami, oprawa dźwiękowa, jak i efekty wyszły według mnie cudownie. Gdyby cały film był tak zrobiony jak ten jeden, niestety dosyć króciutki moment, myślę, że odniósłby on niewyobrażalny sukces, a aktualnie zarobił on 142 miliony dolarów. Chociaż wydaje się to sporo, to jednak w świecie filmów nie jest to jakiś niebotyczny zysk. A jednak trwają aktualnie rozmowy dotyczące możliwego sequelu.</text:span></text:p>
      <text:p text:style-name="P3"/>
      <text:p text:style-name="P2"><text:span text:style-name="T1">Co ostatecznie sądzę o tym filmie? Niestety, zawiódł mnie swoją na siłę wciskaną myślą, by częściej wychodzić, dosyć słabym podejściem do tego, na czym się w głównej mierze opierał, czyli popkultury, fabułą, która była jednak słaba, ale miał też dobre momenty, które jeszcze go jakoś ratują. Polecam Wam jednak zobaczyć, by móc sobie samemu wyrobić opinię, i ewentualnie zostaje nam czekać na część drugą, która może naprawi błędy jedynki.</text:span></text:p>
      <text:p text:style-name="P2"/>
      <text:p text:style-name="P2"/>
      <text:p text:style-name="P1"><text:a xlink:type="simple" xlink:href="https://static.tumblr.com/ouoa1be/2Ngp8v4uv/share3.jpg" text:style-name="Internet_20_link" text:visited-style-name="Visited_20_Internet_20_Link"><text:span text:style-name="T2">obrazek 1</text:span></text:a> źródło <text:a xlink:type="simple" xlink:href="http://readyplayeronemovie.com/" text:style-name="Internet_20_link" text:visited-style-name="Visited_20_Internet_20_Link"><text:span text:style-name="T2">http://readyplayeronemovie.com/</text:span></text:a><text:line-break/><text:a xlink:type="simple" xlink:href="https://cdn.vox-cdn.com/thumbor/-SxD0AI7a96gpDIvS3mdOAMOmZY=/0x0:868x718/1200x800/filters:focal(365x124:503x262)/cdn.vox-cdn.com/uploads/chorus_image/image/58930649/Screen_Shot_2018_03_06_at_5.53.45_PM.0.png" text:style-name="Internet_20_link" text:visited-style-name="Visited_20_Internet_20_Link"><text:span text:style-name="T2">obrazek 2</text:span></text:a> źródło <text:a xlink:type="simple" xlink:href="https://www.theverge.com/2018/3/6/17087792/ready-player-one-movie-poster-mash-up-self-awareness" text:style-name="Internet_20_link" text:visited-style-name="Visited_20_Internet_20_Link"><text:span text:style-name="T2">https://www.theverge.com/2018/3/6/17087792/ready-player-one-movie-poster-mash-up-self-awareness</text:span></text:a><text:line-break/><text:a xlink:type="simple" xlink:href="https://cdn.vox-cdn.com/thumbor/vfi06iEAnYDVNeALa2oYAD80J1s=/0x0:725x514/920x0/filters:focal(0x0:725x514):format(webp)/cdn.vox-cdn.com/uploads/chorus_asset/file/10358387/Screen_Shot_2018_03_06_at_5.26.32_PM.png" text:style-name="Internet_20_link" text:visited-style-name="Visited_20_Internet_20_Link"><text:span text:style-name="T2">obrazek 3</text:span></text:a> źródło <text:a xlink:type="simple" xlink:href="https://www.theverge.com/2018/3/6/17087792/ready-player-one-movie-poster-mash-up-self-awareness" text:style-name="Internet_20_link" text:visited-style-name="Visited_20_Internet_20_Link"><text:span text:style-name="T2">https://www.theverge.com/2018/3/6/17087792/ready-player-one-movie-poster-mash-up-self-awarenes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957" meta:character-count="6543" meta:non-whitespace-character-count="5586"/>
    <meta:generator>LibreOfficeDev/5.1.0.3$Linux_X86_64 LibreOffice_project/</meta:generator>
  </office:meta>
</office:document-meta>
</file>